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4198e" officeooo:paragraph-rsid="0004198e"/>
    </style:style>
    <style:style style:name="T1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est page, made a burger, adaptive pictures, picture background, button.</text:span></text:p>
      <text:p text:style-name="P1"><text:span text:style-name="T1">Тестовая страница, делал бургер,адаптив картинки,фон картинки,кнопку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6T09:24:20.113000000</meta:creation-date>
    <dc:date>2024-03-26T09:26:18.131000000</dc:date>
    <meta:editing-duration>PT1M58S</meta:editing-duration>
    <meta:editing-cycles>1</meta:editing-cycles>
    <meta:document-statistic meta:table-count="0" meta:image-count="0" meta:object-count="0" meta:page-count="1" meta:paragraph-count="2" meta:word-count="16" meta:character-count="141" meta:non-whitespace-character-count="127"/>
    <meta:generator>LibreOffice/7.5.2.2$Windows_X86_64 LibreOffice_project/53bb9681a964705cf672590721dbc85eb4d0c3a2</meta:generator>
  </office:meta>
</office:document-meta>
</file>